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ertus" svg:font-family="Albertus, 'Albertus Extra Bold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 style:master-page-name="">
      <style:paragraph-properties fo:line-height="200%" style:page-number="auto" fo:background-color="transparent">
        <style:tab-stops>
          <style:tab-stop style:position="7.117cm" style:leader-style="dotted" style:leader-text="."/>
        </style:tab-stops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Frame_20_contents">
      <style:paragraph-properties fo:line-height="200%" fo:background-color="transparent">
        <style:tab-stops>
          <style:tab-stop style:position="7.117cm" style:leader-style="dotted" style:leader-text="."/>
        </style:tab-stops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200%" fo:background-color="transparent">
        <style:tab-stops>
          <style:tab-stop style:position="7.117cm" style:leader-style="dotted" style:leader-text="."/>
        </style:tab-stops>
        <style:background-image/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padding-left="0.141cm" fo:padding-right="0.141cm" fo:padding-top="0.035cm" fo:padding-bottom="0.035cm" fo:border="0.018cm solid #000000"/>
      <style:text-properties style:font-name="Arial"/>
    </style:style>
    <style:style style:name="P5" style:family="paragraph" style:parent-style-name="Standard">
      <style:paragraph-properties fo:padding-left="0.141cm" fo:padding-right="0.141cm" fo:padding-top="0.035cm" fo:padding-bottom="0.035cm" fo:border="0.018cm solid #000000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Arial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language="es" fo:country="ES"/>
    </style:style>
    <style:style style:name="P9" style:family="paragraph" style:parent-style-name="Standard">
      <style:paragraph-properties fo:text-align="justify" style:justify-single-word="false"/>
      <style:text-properties style:font-name="Arial" fo:language="es" fo:country="ES"/>
    </style:style>
    <style:style style:name="P10" style:family="paragraph" style:parent-style-name="Standard">
      <style:paragraph-properties fo:line-height="0.4cm" fo:text-align="justify" style:justify-single-word="false"/>
      <style:text-properties style:font-name="Arial" fo:language="es" fo:country="ES" fo:font-weight="bold" style:font-weight-asian="bold"/>
    </style:style>
    <style:style style:name="P11" style:family="paragraph" style:parent-style-name="Standard">
      <style:paragraph-properties fo:line-height="0.4cm" fo:text-align="justify" style:justify-single-word="false"/>
      <style:text-properties style:font-name="Arial" fo:language="es" fo:country="ES"/>
    </style:style>
    <style:style style:name="P12" style:family="paragraph" style:parent-style-name="Standard">
      <style:paragraph-properties fo:line-height="0.4cm" fo:text-align="start" style:justify-single-word="false" fo:padding="0cm" fo:border="none" style:shadow="none"/>
      <style:text-properties style:font-name="Arial" fo:language="es" fo:country="ES" style:text-underline-style="none" fo:font-weight="normal" style:font-weight-asian="normal" style:font-weight-complex="normal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Text_20_body" style:list-style-name="Numbering_20_1"/>
    <style:style style:name="P15" style:family="paragraph" style:parent-style-name="Heading_20_1" style:master-page-name="First_20_Page">
      <style:paragraph-properties style:page-number="auto"/>
      <style:text-properties style:font-name="Times New Roman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style:writing-mode="lr-tb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ES"/>
    </style:style>
    <style:style style:name="T3" style:family="text">
      <style:text-properties style:font-name="Arial" fo:language="es" fo:country="ES" style:text-underline-style="solid" style:text-underline-width="auto" style:text-underline-color="font-color"/>
    </style:style>
    <style:style style:name="T4" style:family="text">
      <style:text-properties style:font-name="Arial" fo:language="es" fo:country="ES" fo:font-weight="bold" style:font-weight-asian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0.698cm" svg:y="20.101cm" svg:width="7.624cm" draw:z-index="5">
        <draw:text-box fo:min-height="6.339cm">
          <text:p text:style-name="P1">Correctas<text:tab/></text:p>
          <text:p text:style-name="P2">Incorrectas<text:tab/></text:p>
          <text:p text:style-name="P2">Blanco<text:tab/></text:p>
          <text:p text:style-name="P3"/>
          <text:p text:style-name="P3">Puntuación<text:tab/></text:p>
        </draw:text-box>
      </draw:frame>
      <text:p text:style-name="P15"><text:span text:style-name="T1">HOJA DE RESPUESTAS</text:span> <text:tab/><text:tab/><text:tab/><text:tab/><text:tab/><text:tab/><text:tab/><text:span text:style-name="T1">4/Oct</text:span><text:span text:style-name="T2">/2010</text:span></text:p>
      <text:p text:style-name="P9">Asignatura: Bioestadística <text:tab/><text:tab/><text:tab/><text:tab/><text:tab/><text:tab/>GRADO DE MEDICINA</text:p>
      <text:p text:style-name="P10"/>
      <text:p text:style-name="P12">Equipo <text:s/>nº.........</text:p>
      <text:p text:style-name="P11"/>
      <text:p text:style-name="P6"><text:span text:style-name="T3">Instrucciones</text:span><text:span text:style-name="T2">: Marque con una </text:span><text:span text:style-name="T4">X</text:span><text:span text:style-name="T2"> la respuesta que considere correcta. Si desea rectificar una respuesta, rodee con un círculo la respuesta que desea modificar y marque con una X la nueva respuesta. Ejemplos:</text:span></text:p>
      <text:p text:style-name="P8"/>
      <text:p text:style-name="P6"><draw:g text:anchor-type="char" draw:z-index="0" draw:style-name="gr1"><draw:line draw:style-name="gr2" draw:text-style-name="P16" svg:x1="4.763cm" svg:y1="0.32cm" svg:x2="5.396cm" svg:y2="0.004cm"><text:p/></draw:line><draw:line draw:style-name="gr2" draw:text-style-name="P16" svg:x1="4.763cm" svg:y1="0.008cm" svg:x2="5.396cm" svg:y2="0.324cm"><text:p/></draw:line></draw:g><text:span text:style-name="T2">1.-<text:tab/>a<text:tab/>b<text:tab/>c<text:tab/>d<text:tab/>e <text:tab/>La respuesta elegida es </text:span><text:span text:style-name="T4">d</text:span></text:p>
      <text:p text:style-name="P6"><draw:g text:anchor-type="char" draw:z-index="1" draw:style-name="gr1"><draw:line draw:style-name="gr2" draw:text-style-name="P16" svg:x1="6.033cm" svg:y1="0.383cm" svg:x2="6.666cm" svg:y2="0.067cm"><text:p/></draw:line><draw:line draw:style-name="gr2" draw:text-style-name="P16" svg:x1="6.033cm" svg:y1="0.069cm" svg:x2="6.666cm" svg:y2="0.385cm"><text:p/></draw:line></draw:g><draw:g text:anchor-type="char" draw:z-index="2" draw:style-name="gr1"><draw:line draw:style-name="gr2" draw:text-style-name="P16" svg:x1="2.45cm" svg:y1="0.409cm" svg:x2="2.686cm" svg:y2="0.093cm"><text:p/></draw:line><draw:line draw:style-name="gr2" draw:text-style-name="P16" svg:x1="2.45cm" svg:y1="0.095cm" svg:x2="2.686cm" svg:y2="0.411cm"><text:p/></draw:line></draw:g><draw:custom-shape text:anchor-type="char" draw:z-index="3" draw:style-name="gr3" draw:text-style-name="P17" svg:width="0.345cm" svg:height="0.345cm" svg:x="2.45cm" svg:y="0.06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text:span text:style-name="T2">2.-<text:tab/>a<text:tab/>b<text:tab/>c<text:tab/>d<text:tab/>e<text:tab/>La respuesta elegida es </text:span><text:span text:style-name="T4">e</text:span><text:span text:style-name="T2"> (se anula la b)</text:span></text:p>
      <text:p text:style-name="P5"/>
      <text:p text:style-name="P7">Si hay más de una marca en una misma pregunta, se puntuará como respuesta incorrecta.</text:p>
      <text:p text:style-name="P4">Las respuestas incorrectas tienen puntuación negativa. Por cada cuatro respuestas incorrectas, se descuenta un punto, o fracción.</text:p>
      <text:p text:style-name="P7">RECUERDE: LA CALIFICACIÓN SE OBTIENE CON LAS RESPUESTAS QUE SE SEÑALAN EN ESTA HOJA. NO SE CALIFICARÁN LAS RESPUESTAS MARCADAS EN EL CUADERNILLO DE PREGUNTAS</text:p>
      <text:p text:style-name="P7"/>
      <text:p text:style-name="Standard"/>
      <text:p text:style-name="Standard"><draw:frame draw:style-name="fr2" draw:name="Objeto1" text:anchor-type="paragraph" svg:x="0.125cm" svg:y="0.153cm" svg:width="8.045cm" svg:height="11.485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3" text:outline-level="3">Prueba de preparación inicial</text:h>
      <text:h text:style-name="Heading_20_3" text:outline-level="3">Preguntas sobre el proyecto de la asignatura</text:h>
      <text:p text:style-name="Standard"/>
      <text:list xml:id="list38471986" text:style-name="Numbering_20_1">
        <text:list-item>
          <text:p text:style-name="P14">En el proyecto docente de la asignatura Bioestadística, ¿cuál es la principal meta que se persigue al acabar la asignatura?</text:p>
          <text:list>
            <text:list-item>
              <text:p text:style-name="P14">La transmisión de los conocimientos del profesor al estudiante</text:p>
            </text:list-item>
            <text:list-item>
              <text:p text:style-name="P14">Comprender los conceptos y utilidad de la Bioestadística</text:p>
            </text:list-item>
            <text:list-item>
              <text:p text:style-name="P14">Aprender a aplicar los conceptos de la Bioestadística</text:p>
            </text:list-item>
          </text:list>
        </text:list-item>
      </text:list>
      <text:p text:style-name="Text_20_body"/>
      <text:list xml:id="list38525884" text:continue-numbering="true" text:style-name="Numbering_20_1">
        <text:list-item>
          <text:p text:style-name="P14">Antes de cada bloque temático, el estudiante debe dedicar un tiempo de trabajo individual para preparar los contenidos que se van a desarrollar. </text:p>
        </text:list-item>
      </text:list>
      <text:p text:style-name="Text_20_body"><text:tab/>¿Cómo se valora ese trabajo del estudiante?</text:p>
      <text:list xml:id="list38507967" text:continue-numbering="true" text:style-name="Numbering_20_1">
        <text:list-item>
          <text:list>
            <text:list-item>
              <text:p text:style-name="P14">La asistencia a clase</text:p>
            </text:list-item>
            <text:list-item>
              <text:p text:style-name="P14">La prueba de preparación individual</text:p>
            </text:list-item>
            <text:list-item>
              <text:p text:style-name="P14">La prueba de preparación del equipo</text:p>
            </text:list-item>
          </text:list>
        </text:list-item>
      </text:list>
      <text:p text:style-name="Text_20_body"/>
      <text:list xml:id="list38513036" text:continue-numbering="true" text:style-name="Numbering_20_1">
        <text:list-item>
          <text:p text:style-name="P14">Todos los miembros del equipo han obtenido mejores resultados que si lo hubieran hecho individualmente, gracias a que uno de sus miembros se ha esforzado en ayudar al resto de estudiantes.</text:p>
        </text:list-item>
      </text:list>
      <text:p text:style-name="Text_20_body"><text:tab/>¿De qué manera puede mejorar su calificación ese estudiante que se ha esforzado por el grupo?</text:p>
      <text:list xml:id="list38515927" text:continue-numbering="true" text:style-name="Numbering_20_1">
        <text:list-item>
          <text:list>
            <text:list-item>
              <text:p text:style-name="P14">Dándole a ese estudiante un mayor porcentaje en las pruebas individuales.</text:p>
            </text:list-item>
            <text:list-item>
              <text:p text:style-name="P14">Incorporando la evaluación de sus compañeros por su participación en el equipo.</text:p>
            </text:list-item>
            <text:list-item>
              <text:p text:style-name="P14">No es posible. El trabajo en equipo consiste en que obtiene la misma calificación que el resto.</text:p>
            </text:list-item>
          </text:list>
        </text:list-item>
      </text:list>
      <text:p text:style-name="Text_20_body"/>
      <text:list xml:id="list38525525" text:continue-numbering="true" text:style-name="Numbering_20_1">
        <text:list-item>
          <text:p text:style-name="P14">¿Por qué son importantes las pruebas de preparación del equipo?</text:p>
          <text:list>
            <text:list-item>
              <text:p text:style-name="P14">Requieren que todos los miembros del equipo aporten sus opiniones y conocimientos simultáneamente</text:p>
            </text:list-item>
            <text:list-item>
              <text:p text:style-name="P14">Animan a los lideres de los equipos a que estos se organicen</text:p>
            </text:list-item>
            <text:list-item>
              <text:p text:style-name="P14">Le permiten descubrir al profesor qué equipos no están funcionando correctamente</text:p>
            </text:list-item>
          </text:list>
        </text:list-item>
      </text:list>
      <text:p text:style-name="Text_20_body"/>
      <text:list xml:id="list38535531" text:continue-numbering="true" text:style-name="Numbering_20_1">
        <text:list-item>
          <text:p text:style-name="P14">¿Cuándo se realizan las pruebas de preparación (individual y por equipo)?</text:p>
          <text:list>
            <text:list-item>
              <text:p text:style-name="P14">Al final de cada bloque temático, después de las explicaciones del profesor y las actividades</text:p>
            </text:list-item>
            <text:list-item>
              <text:p text:style-name="P14">Al inicio de cada bloque temático, antes de las explicaciones del profesor y las actividades</text:p>
            </text:list-item>
            <text:list-item>
              <text:p text:style-name="P14">Sin previo aviso, a lo largo del periodo asignado a cada bloque temátic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ertus" svg:font-family="Albertus, 'Albertus Extra Bold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text-align="justify" style:justify-single-word="false" fo:text-indent="0cm" style:auto-text-indent="false" fo:keep-with-next="always"/>
      <style:text-properties style:font-name="Albertus" fo:font-size="14pt" fo:language="es" fo:country="ES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8M41S</meta:editing-duration>
    <meta:editing-cycles>11</meta:editing-cycles>
    <meta:generator>OpenOffice.org/3.3$Win32 OpenOffice.org_project/330m20$Build-9567</meta:generator>
    <dc:date>2011-10-01T18:39:36.81</dc:date>
    <dc:creator>Juan Ramón Lacalle Remigio</dc:creator>
    <meta:document-statistic meta:table-count="0" meta:image-count="0" meta:object-count="1" meta:page-count="2" meta:paragraph-count="37" meta:word-count="439" meta:character-count="26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9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table:style-name="Default"/>
          <table:table-cell table:style-name="ce2" office:value-type="string" table:number-columns-spanned="5" table:number-rows-spanned="1">
            <text:p>Opció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Default" office:value-type="string">
            <text:p>Pregunt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5" office:value-type="string">
            <text:p>O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5" office:value-type="string">
            <text:p>O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9">19/09/2010</text:date>, <text:time>10:47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